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background-color="#ff0000" fo:wrap-option="wrap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1013" table:default-cell-style-name="ce4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5" office:value-type="string">
            <text:p>JDK</text:p>
          </table:table-cell>
          <table:table-cell table:style-name="ce2" office:value-type="string">
            <text:p>Test summary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in features</text:p>
          </table:table-cell>
          <table:table-cell table:style-name="ce3"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6"/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heap dump, memory histogram, stack traces and system load average are not available</text:p>
          </table:table-cell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/>
          <table:table-cell table:style-name="ce3" table:number-columns-repeated="1017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JRE 1.6+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the « memory histogram » feature explains the need for a JDK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3" office:value-type="string">
            <text:p>minor issue : configuration issue with quartz in jonas 5.1.0 M2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3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6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table:style-name="ce3" table:number-columns-repeated="2"/>
          <table:table-cell table:style-name="ce13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7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3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3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Jrockit 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IBM WebSphere 7</text:p>
          </table:table-cell>
          <table:table-cell table:style-name="ce6" office:value-type="string">
            <text:p>IBM J9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5">
            <text:p>05/02/1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 office:value-type="string">
            <text:p>should be ok, but making websphere work was above my power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ozilla Firefox 19+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Google Chrom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3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S Internet Explorer 8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high cpu usage for heap histogram page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solution-secon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orage-dire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warning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vere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url-exclude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htt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ql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jb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prin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uice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rvices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ruts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rror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ob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f-transform-pattern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played-coun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no-databas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ystem-actions-en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atasour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sessi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dmin-email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perio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onitoring-path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wrap-datasources</text:p>
          </table:table-cell>
          <table:table-cell table:style-name="ce3" office:value-type="string">
            <text:p>In tomcat, 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ca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quartz-default-listener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zip-compression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ns-lookup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avamelody-swing-ur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context parame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system properti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iority of parameters in system properties, in context parameters and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Web fragmen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1">without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/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2">with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JRobi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arts and collect unavailable if JRobin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vailabililty of the PDF reports if iText classes are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Unavailabililty of the PDF reports if iText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all PDF can be open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nglis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Frenc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erman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ortugu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in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fault language of the serv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enki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IRA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Confluence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for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of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Bamboo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rails plugi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3"/>
          <table:table-cell table:style-name="ce3" table:number-columns-repeated="1013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WebLogic 11g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 (use mvn jetty:run in javamelody-test-webapp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14.j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1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6.jar or h2-x.jar (with contains java.sql.Driver file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BasicDataSour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JndiObjectFactoryBea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s with excludedDatasources propert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lternative for monitoring of sql requests with HibernateBatcherFa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2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*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ejb names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annotation in ejb classe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 regex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pring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tcher with an interface (selon user's guide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Guic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for struts ac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truts-Xwork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GW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WT method names in http reques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 defined in spring scheduling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 paused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Quartz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 cach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ll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ehcach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error message with oracle when the user is not granted, including the grant que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postgre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orac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my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sybase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db2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sqlserver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h2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 including « CONFIDENTIAL » for SS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Minor issue: Works with firefox and chrome. With IE8 / XP, html report is OK but pdf report and desktop can't be viewed or downloaded over SSL (self signed certificate here): issues of IE versions for pdf / doc / xls over SSL are « infamous ».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(SecurityManager) and check error messag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modify java.policy file (catalina.policy); the examples webapp needs to be undeploy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NoWebappModi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without modification of webapp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EA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in an ear fiile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melody.war in tomc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 with xml transport form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veral applic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pplications not available any mor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mall issue : an application not available is not easy to remove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 application with several instances (such as in a cluster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ollect of requests and of java inform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splay of requests and other data based on usage (spring, guice, services, jsp, jobs, caches...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urrent requests and system a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cured access to the monitored app with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cured access to the monitored app with login and passwor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11" office:value-type="string">
            <text:p>KO after restart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nAS 5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test OSGI configura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bugging logs at debug level for intialization (and no higher level for normal initialization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Last shutdow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the last_shutdown.html file is written when the server is stopp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Reques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table:style-name="ce3" office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xecute the garbage collec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Generate a heap dum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View memory histogra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validate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a http session detai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deployment descrip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Mbea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S proce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JNDI tre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pened jdbc conne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ystem information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check the contents of system informations and compare with jconsole/jvisualv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View thread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View threads, without stack-tra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Kill a threa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rint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Check that all html screens can be correctly printed.</text:p>
          </table:table-cell>
          <table:table-cell table:style-name="ce3" office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1016"/>
        </table:table-row>
        <table:table-row table:style-name="ro6">
          <table:table-cell table:style-name="ce3" office:value-type="string">
            <text:p>CustomResourceFilt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ressources such as css, js or images can be customized with CustomResourceFilter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Desktop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/>
          <table:table-cell table:style-name="ce3" table:number-columns-repeated="1020"/>
        </table:table-row>
        <table:table-row table:style-name="ro2" table:number-rows-repeated="65334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 table:number-rows-repeated="98301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Tests.A1:Tests.AMJ655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8/04/2013</text:date>, <text:time>23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ic Vernat</meta:initial-creator>
    <meta:creation-date>2010-08-26T17:04:42.85</meta:creation-date>
    <dc:date>2013-04-08T23:10:50.35</dc:date>
    <meta:editing-duration>P25DT14H7M10S</meta:editing-duration>
    <meta:editing-cycles>360</meta:editing-cycles>
    <meta:generator>OpenOffice.org/3.4.1$Win32 OpenOffice.org_project/341m1$Build-9593</meta:generator>
    <meta:document-statistic meta:table-count="2" meta:cell-count="1800" meta:object-count="0"/>
  </office:meta>
</office:document-meta>
</file>